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223945E1A2C5BED.png" manifest:media-type="image/png"/>
  <manifest:file-entry manifest:full-path="Pictures/10000201000005560000030033A33ADBFDF86D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17cm" svg:height="9.557cm" draw:z-index="0"><draw:image xlink:href="Pictures/10000201000005560000030033A33ADBFDF86D08.png" xlink:type="simple" xlink:show="embed" xlink:actuate="onLoad" loext:mime-type="image/png"/></draw:frame><draw:frame draw:style-name="fr1" draw:name="Image2" text:anchor-type="char" svg:x="-0.265cm" svg:y="10.345cm" svg:width="17cm" svg:height="9.557cm" draw:z-index="1"><draw:image xlink:href="Pictures/1000020100000556000003007223945E1A2C5B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09:14:17.537335984</meta:creation-date>
    <dc:date>2022-04-09T09:20:04.721667838</dc:date>
    <meta:editing-duration>PT5M4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